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--------------------------CONTACT FILE ----------------------------</text:span></text:p>
      <text:p text:style-name="P1"><text:span text:style-name="T1">Group members - </text:span></text:p>
      <text:p text:style-name="P1"><text:span text:style-name="T1">1. Praneel Rathore - IIT2013034 - iit2013034@iiita.ac.in - +91 9026090651</text:span></text:p>
      <text:p text:style-name="P1"><text:span text:style-name="T1">2. Aayush Garg - IIT2013061 - iit2013061@iiita.ac.in, a.garg95@gmail.com - +91 9958835287</text:span></text:p>
      <text:p text:style-name="P1"><text:span text:style-name="T1">3. Nipun Manocha - IIT2013124 - iit2013124@iiita.ac.in -<text:s text:c="2"/>+91 9999452588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